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0-14" calcext:value-type="date">
            <text:p>14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8 - mens. 10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32 - mens. 1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2-10" calcext:value-type="date">
            <text:p>10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46 - mens. 1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6-01-12" calcext:value-type="date">
            <text:p>12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7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5:02.42374320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5:02.434494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56</meta:creation-date>
    <dc:date>2026-01-20T16:25:29.384425400</dc:date>
    <dc:language>pt-PT</dc:language>
    <meta:editing-cycles>661</meta:editing-cycles>
    <meta:editing-duration>P1DT5H4M</meta:editing-duration>
    <meta:print-date>2020-06-16T10:17:24.261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